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0665in">
            <draw:object draw:notify-on-update-of-ranges="Sheet1.A2:Sheet1.A7 Sheet1.B1:Sheet1.B1 Sheet1.B2:Sheet1.B7 Sheet1.C1:Sheet1.C1 Sheet1.C2:Sheet1.C7 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Tree 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8922" calcext:value-type="float">
            <text:p>0.278922</text:p>
          </table:table-cell>
          <table:table-cell office:value-type="float" office:value="0.533012" calcext:value-type="float">
            <text:p>0.533012</text:p>
          </table:table-cell>
          <table:table-cell office:value-type="float" office:value="1.739051" calcext:value-type="float">
            <text:p>1.739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233" calcext:value-type="float">
            <text:p>0.42233</text:p>
          </table:table-cell>
          <table:table-cell office:value-type="float" office:value="1.335341" calcext:value-type="float">
            <text:p>1.335341</text:p>
          </table:table-cell>
          <table:table-cell office:value-type="float" office:value="4.010601" calcext:value-type="float">
            <text:p>4.010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6777" calcext:value-type="float">
            <text:p>0.876777</text:p>
          </table:table-cell>
          <table:table-cell office:value-type="float" office:value="2.239413" calcext:value-type="float">
            <text:p>2.239413</text:p>
          </table:table-cell>
          <table:table-cell office:value-type="float" office:value="8.410673" calcext:value-type="float">
            <text:p>8.410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4523" calcext:value-type="float">
            <text:p>1.194523</text:p>
          </table:table-cell>
          <table:table-cell office:value-type="float" office:value="2.701479" calcext:value-type="float">
            <text:p>2.701479</text:p>
          </table:table-cell>
          <table:table-cell office:value-type="float" office:value="13.786985" calcext:value-type="float">
            <text:p>13.786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0173" calcext:value-type="float">
            <text:p>1.230173</text:p>
          </table:table-cell>
          <table:table-cell office:value-type="float" office:value="3.178763" calcext:value-type="float">
            <text:p>3.178763</text:p>
          </table:table-cell>
          <table:table-cell office:value-type="float" office:value="18.83624" calcext:value-type="float">
            <text:p>18.836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office:value-type="string" calcext:value-type="string">
            <text:p>The quick sort performs consistently the best out of all three sorting algorithms. The lines do 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and all increase at different rates with tree sort having the highest rate of increase by fa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ing consistencies are apparent from this data besides tree sort approximately doubling in ti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en going from 1 to 2 million and again from 2 to 3 million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9:05:28.356989900</meta:creation-date>
    <dc:date>2023-12-08T23:05:44.815124435</dc:date>
    <meta:editing-duration>PT27M54S</meta:editing-duration>
    <meta:editing-cycles>3</meta:editing-cycles>
    <meta:generator>LibreOffice/7.3.7.2$Linux_X86_64 LibreOffice_project/30$Build-2</meta:generator>
    <meta:document-statistic meta:table-count="1" meta:cell-count="2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53cm" svg:y="0.316cm" chart:style-name="ch2">
          <text:p>Correlation Between Sort Time and Array Size</text:p>
        </chart:title>
        <chart:legend chart:legend-position="top" svg:x="3.918cm" svg:y="1.28cm" style:legend-expansion="wide" chart:style-name="ch3"/>
        <chart:plot-area chart:style-name="ch4" table:cell-range-address="Sheet1.A1:Sheet1.D7" chart:data-source-has-labels="both" svg:x="1.331cm" svg:y="2.058cm" svg:width="14.349cm" svg:height="5.781cm">
          <chart:coordinate-region svg:x="1.952cm" svg:y="2.257cm" svg:width="13.728cm" svg:height="4.935cm"/>
          <chart:axis chart:dimension="x" chart:name="primary-x" chart:style-name="ch5" chartooo:axis-type="auto">
            <chartooo:date-scale/>
            <chart:title svg:x="7.006cm" svg:y="8.019cm" chart:style-name="ch6">
              <text:p>Array Size (Millions)</text:p>
            </chart:title>
            <chart:categories table:cell-range-address="Sheet1.A2:Sheet1.A7"/>
          </chart:axis>
          <chart:axis chart:dimension="y" chart:name="primary-y" chart:style-name="ch5">
            <chart:title svg:x="0.451cm" svg:y="6.474cm" chart:style-name="ch7">
              <text:p>Sort Time (Second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series chart:style-name="ch11" chart:values-cell-range-address="Sheet1.D2:Sheet1.D7" chart:label-cell-address="Sheet1.D1:Sheet1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1:Sheet1.B1</svg:desc>
                </draw:g>
              </table:table-cell>
              <table:table-cell office:value-type="string">
                <text:p>Merge Sort</text:p>
                <draw:g>
                  <svg:desc>Sheet1.C1:Sheet1.C1</svg:desc>
                </draw:g>
              </table:table-cell>
              <table:table-cell office:value-type="string">
                <text:p>Tree 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0.278922">
                <text:p>0.278922</text:p>
                <draw:g>
                  <svg:desc>Sheet1.B2:Sheet1.B7</svg:desc>
                </draw:g>
              </table:table-cell>
              <table:table-cell office:value-type="float" office:value="0.533012">
                <text:p>0.533012</text:p>
                <draw:g>
                  <svg:desc>Sheet1.C2:Sheet1.C7</svg:desc>
                </draw:g>
              </table:table-cell>
              <table:table-cell office:value-type="float" office:value="1.739051">
                <text:p>1.739051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2233">
                <text:p>0.42233</text:p>
              </table:table-cell>
              <table:table-cell office:value-type="float" office:value="1.335341">
                <text:p>1.335341</text:p>
              </table:table-cell>
              <table:table-cell office:value-type="float" office:value="4.010601">
                <text:p>4.010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6777">
                <text:p>0.876777</text:p>
              </table:table-cell>
              <table:table-cell office:value-type="float" office:value="2.239413">
                <text:p>2.239413</text:p>
              </table:table-cell>
              <table:table-cell office:value-type="float" office:value="8.410673">
                <text:p>8.4106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94523">
                <text:p>1.194523</text:p>
              </table:table-cell>
              <table:table-cell office:value-type="float" office:value="2.701479">
                <text:p>2.701479</text:p>
              </table:table-cell>
              <table:table-cell office:value-type="float" office:value="13.786985">
                <text:p>13.7869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0173">
                <text:p>1.230173</text:p>
              </table:table-cell>
              <table:table-cell office:value-type="float" office:value="3.178763">
                <text:p>3.178763</text:p>
              </table:table-cell>
              <table:table-cell office:value-type="float" office:value="18.83624">
                <text:p>18.83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